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huffl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6105" calcext:value-type="float">
            <text:p>0.06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5755" calcext:value-type="float">
            <text:p>0.05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6026" calcext:value-type="float">
            <text:p>0.06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6135" calcext:value-type="float">
            <text:p>0.06135</text:p>
          </table:table-cell>
        </table:table-row>
        <table:table-row table:style-name="ro1">
          <table:table-cell office:value-type="string" calcext:value-type="string">
            <text:p>Mean CV</text:p>
          </table:table-cell>
          <table:table-cell table:formula="of:=AVERAGE([.B3:.B7])" office:value-type="float" office:value="0.005714" calcext:value-type="float">
            <text:p>0.005714</text:p>
          </table:table-cell>
          <table:table-cell table:formula="of:=AVERAGE([.C3:.C7])" office:value-type="float" office:value="0.018302" calcext:value-type="float">
            <text:p>0.018302</text:p>
          </table:table-cell>
          <table:table-cell table:formula="of:=AVERAGE([.D3:.D7])" office:value-type="float" office:value="0.058822" calcext:value-type="float">
            <text:p>0.058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4:26:16.727233134</meta:creation-date>
    <meta:generator>LibreOffice/6.0.7.3$Linux_X86_64 LibreOffice_project/00m0$Build-3</meta:generator>
    <dc:date>2021-12-17T12:32:14.364970325</dc:date>
    <meta:editing-duration>PT25M46S</meta:editing-duration>
    <meta:editing-cycles>3</meta:editing-cycles>
    <meta:document-statistic meta:table-count="1" meta:cell-count="29" meta:object-count="0"/>
  </office:meta>
</office:document-meta>
</file>